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13234e" officeooo:paragraph-rsid="0013234e"/>
    </style:style>
    <style:style style:name="P2" style:family="paragraph" style:parent-style-name="Heading_20_1">
      <style:text-properties style:font-name="Arial"/>
    </style:style>
    <style:style style:name="P3" style:family="paragraph" style:parent-style-name="Heading_20_3">
      <style:text-properties officeooo:paragraph-rsid="0013234e"/>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7">
      <style:text-properties officeooo:paragraph-rsid="0013234e"/>
    </style:style>
    <style:style style:name="P9" style:family="paragraph" style:parent-style-name="Text_20_body">
      <style:text-properties style:font-name="Arial"/>
    </style:style>
    <style:style style:name="P10" style:family="paragraph" style:parent-style-name="Text_20_body" style:list-style-name="L2">
      <style:text-properties style:font-name="Arial"/>
    </style:style>
    <style:style style:name="P11" style:family="paragraph" style:parent-style-name="Text_20_body">
      <style:text-properties officeooo:paragraph-rsid="0013234e"/>
    </style:style>
    <style:style style:name="P12" style:family="paragraph" style:parent-style-name="Text_20_body">
      <style:text-properties officeooo:paragraph-rsid="00165ac0"/>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text-properties officeooo:paragraph-rsid="00165ac0"/>
    </style:style>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2">
      <style:paragraph-properties fo:margin-top="0cm" fo:margin-bottom="0cm" style:contextual-spacing="false"/>
      <style:text-properties style:font-name="Arial"/>
    </style:style>
    <style:style style:name="P20" style:family="paragraph" style:parent-style-name="Text_20_body" style:list-style-name="L6">
      <style:paragraph-properties fo:margin-top="0cm" fo:margin-bottom="0cm" style:contextual-spacing="false"/>
      <style:text-properties style:font-name="Arial"/>
    </style:style>
    <style:style style:name="P21" style:family="paragraph" style:parent-style-name="Text_20_body" style:list-style-name="L7">
      <style:paragraph-properties fo:margin-top="0cm" fo:margin-bottom="0cm" style:contextual-spacing="false"/>
      <style:text-properties style:font-name="Arial"/>
    </style:style>
    <style:style style:name="T1" style:family="text">
      <style:text-properties style:font-name="Arial"/>
    </style:style>
    <style:style style:name="T2" style:family="text">
      <style:text-properties style:font-name="Arial" officeooo:rsid="00165ac0"/>
    </style:style>
    <style:style style:name="T3" style:family="text">
      <style:text-properties style:font-name="Arial" fo:font-weight="normal" style:font-weight-asian="normal" style:font-weight-complex="normal"/>
    </style:style>
    <style:style style:name="T4" style:family="text">
      <style:text-properties style:font-name="Arial" fo:font-weight="normal" officeooo:rsid="00165ac0" style:font-weight-asian="normal" style:font-weight-complex="normal"/>
    </style:style>
    <style:style style:name="T5" style:family="text">
      <style:text-properties style:font-name="Arial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st de Georgetown</text:h>
      <text:p text:style-name="Standard"/>
      <text:h text:style-name="Heading_20_3" text:outline-level="3"><text:span text:style-name="Strong_20_Emphasis"><text:span text:style-name="T1">a) Test de Georgetown: características, impacto y objetivo</text:span></text:span></text:h>
      <text:p text:style-name="Text_20_body"><text:span text:style-name="T1"><text:line-break/>El Test de Georgetown fue una demostración de traducción automática desarrollada por investigadores de la Universidad de Georgetown y la IBM. Se realizó en 1954 con el objetivo de traducir 60 oraciones del ruso al inglés usando una computadora IBM 701.</text:span></text:p>
      <text:list xml:id="list2211950553" text:style-name="L1">
        <text:list-item>
          <text:p text:style-name="P13"><text:span text:style-name="Strong_20_Emphasis"><text:span text:style-name="T1">Limitaciones deliberadas:</text:span></text:span><text:span text:style-name="T1"> El sistema estaba diseñado para trabajar con un vocabulario reducido (alrededor de 250 palabras) y reglas gramaticales simplificadas.</text:span></text:p>
        </text:list-item>
        <text:list-item>
          <text:p text:style-name="P13"><text:span text:style-name="Strong_20_Emphasis"><text:span text:style-name="T1">Propósito experimental:</text:span></text:span><text:span text:style-name="T1"> Fue más una prueba conceptual que un sistema práctico.</text:span></text:p>
        </text:list-item>
        <text:list-item>
          <text:p text:style-name="P4"><text:span text:style-name="Strong_20_Emphasis"><text:span text:style-name="T1">Reglas basadas en gramática:</text:span></text:span><text:span text:style-name="T1"> Usó un enfoque basado en reglas lingüísticas, típicas de la época.</text:span></text:p>
        </text:list-item>
      </text:list>
      <text:p text:style-name="Text_20_body"><text:span text:style-name="T1"><text:line-break/>El éxito percibido de esta demostración generó un gran entusiasmo en la comunidad científica y en la sociedad en general.</text:span></text:p>
      <text:list xml:id="list617904170" text:style-name="L2">
        <text:list-item>
          <text:p text:style-name="P19">Se creyó que la traducción automática estaba a punto de resolver problemas de comunicación global, lo que atrajo financiamiento significativo para investigaciones en esta área.</text:p>
        </text:list-item>
        <text:list-item>
          <text:p text:style-name="P10">Inspiró la creación de numerosos proyectos gubernamentales y académicos en traducción automática, especialmente en EE. UU. durante la Guerra Fría, para manejar el volumen de documentos en ruso.</text:p>
        </text:list-item>
      </text:list>
      <text:p text:style-name="Text_20_body"><text:span text:style-name="T1"><text:line-break/>Mostrar que las máquinas podían realizar traducción automática entre lenguajes naturales y sentar las bases para una era de colaboración entre lingüística y computación </text:span><text:span text:style-name="T2">fue su principal objetivo</text:span></text:p>
      <text:p text:style-name="P12"><text:span text:style-name="Strong_20_Emphasis"><text:span text:style-name="T4">Encontramos los siguientes s</text:span></text:span><text:span text:style-name="Strong_20_Emphasis"><text:span text:style-name="T3">istemas actuales de traducción automática:</text:span></text:span></text:p>
      <text:list xml:id="list3090226245" text:style-name="L3">
        <text:list-item>
          <text:p text:style-name="P14"><text:span text:style-name="Strong_20_Emphasis"><text:span text:style-name="T1">Modelos estadísticos:</text:span></text:span><text:span text:style-name="T1"> Por ejemplo, Google Translate en sus inicios utilizaba modelos basados en estadísticas para traducir textos mediante patrones.</text:span></text:p>
        </text:list-item>
        <text:list-item>
          <text:p text:style-name="P14"><text:span text:style-name="Strong_20_Emphasis"><text:span text:style-name="T1">Traducción automática neuronal:</text:span></text:span><text:span text:style-name="T1"> Sistemas modernos como DeepL, Google Translate y ChatGPT emplean redes neuronales profundas para generar traducciones más precisas.</text:span></text:p>
        </text:list-item>
        <text:list-item>
          <text:p text:style-name="P5"><text:span text:style-name="Strong_20_Emphasis"><text:span text:style-name="T1">Modelos híbridos:</text:span></text:span><text:span text:style-name="T1"> Algunos sistemas combinan enfoques basados en reglas, estadísticos y redes neuronales para mejorar la calidad.</text:span></text:p>
          <text:p text:style-name="P5"><text:span text:style-name="T1"/></text:p>
        </text:list-item>
      </text:list>
      <text:h text:style-name="Heading_20_3" text:outline-level="3"><text:soft-page-break/><text:span text:style-name="Strong_20_Emphasis"><text:span text:style-name="T1">b) Parón en el desarrollo del PLN entre 1954 y los 80</text:span></text:span></text:h>
      <text:p text:style-name="P9">Este parón, conocido como el "Invierno de la Traducción Automática," fue causado por varios factores:</text:p>
      <text:list xml:id="list524388205" text:style-name="L4">
        <text:list-item>
          <text:p text:style-name="P15"><text:span text:style-name="Strong_20_Emphasis"><text:span text:style-name="T1">Expectativas no realistas:</text:span></text:span><text:span text:style-name="T1"> Tras el Test de Georgetown, se creyó que la traducción automática completa sería posible en pocos años, lo cual resultó ser demasiado optimista.</text:span></text:p>
        </text:list-item>
        <text:list-item>
          <text:p text:style-name="P15"><text:span text:style-name="Strong_20_Emphasis"><text:span text:style-name="T1">Informe ALPAC (1966):</text:span></text:span><text:span text:style-name="T1"> El Comité Asesor de Procesamiento Automático de Lenguaje de los Estados Unidos publicó un informe crítico que concluyó que los resultados de la traducción automática eran mediocres en comparación con el costo. Esto resultó en una reducción drástica del financiamiento.</text:span></text:p>
        </text:list-item>
        <text:list-item>
          <text:p text:style-name="P15"><text:span text:style-name="Strong_20_Emphasis"><text:span text:style-name="T1">Limitaciones tecnológicas:</text:span></text:span><text:span text:style-name="T1"> Las computadoras de la época no tenían suficiente poder de cómputo ni almacenamiento para manejar la complejidad del lenguaje humano.</text:span></text:p>
        </text:list-item>
        <text:list-item>
          <text:p text:style-name="P6"><text:span text:style-name="Strong_20_Emphasis"><text:span text:style-name="T1">Enfoques insuficientes:</text:span></text:span><text:span text:style-name="T1"> El énfasis excesivo en reglas lingüísticas estrictas no era capaz de capturar la ambigüedad y la diversidad del lenguaje humano.</text:span></text:p>
        </text:list-item>
      </text:list>
      <text:h text:style-name="P3" text:outline-level="3"><text:span text:style-name="Strong_20_Emphasis"><text:span text:style-name="T1">c) Teoría de Noam Chomsky</text:span></text:span></text:h>
      <text:p text:style-name="P12"><text:span text:style-name="T1"><text:line-break/>Chomsky introdujo el concepto de </text:span><text:span text:style-name="Strong_20_Emphasis"><text:span text:style-name="T1">gramática generativa</text:span></text:span><text:span text:style-name="T1"> en su obra "Syntactic Structures." Su teoría se centra en describir las reglas abstractas que generan todas las oraciones gramaticales en un idioma. </text:span><text:span text:style-name="T2">Elementos a destacar son</text:span><text:span text:style-name="Strong_20_Emphasis"><text:span text:style-name="T4">: </text:span></text:span></text:p>
      <text:list xml:id="list163961878" text:style-name="L5">
        <text:list-item>
          <text:p text:style-name="P17"><text:span text:style-name="Strong_20_Emphasis"><text:span text:style-name="T1">Competencia vs. desempeño:</text:span></text:span></text:p>
          <text:list>
            <text:list-item>
              <text:p text:style-name="P16"><text:span text:style-name="T1">La </text:span><text:span text:style-name="Strong_20_Emphasis"><text:span text:style-name="T1">competencia</text:span></text:span><text:span text:style-name="T1"> se refiere al conocimiento implícito de un hablante sobre su idioma.</text:span></text:p>
            </text:list-item>
            <text:list-item>
              <text:p text:style-name="P16"><text:span text:style-name="T1">El </text:span><text:span text:style-name="Strong_20_Emphasis"><text:span text:style-name="T1">desempeño</text:span></text:span><text:span text:style-name="T1"> se refiere a cómo se utiliza este conocimiento en situaciones reales, incluidas pausas y errores.</text:span></text:p>
            </text:list-item>
          </text:list>
        </text:list-item>
        <text:list-item>
          <text:p text:style-name="P16"><text:span text:style-name="Strong_20_Emphasis"><text:span text:style-name="T1">Estructura jerárquica:</text:span></text:span><text:span text:style-name="T1"> Las oraciones tienen una estructura profunda (abstracta) y una estructura superficial (cómo se pronuncian o escriben).</text:span></text:p>
        </text:list-item>
        <text:list-item>
          <text:p text:style-name="P7"><text:span text:style-name="Strong_20_Emphasis"><text:span text:style-name="T1">Transformaciones:</text:span></text:span><text:span text:style-name="T1"> Las reglas transformacionales explican cómo se derivan las estructuras superficiales de las estructuras profundas.</text:span></text:p>
        </text:list-item>
      </text:list>
      <text:p text:style-name="Text_20_body"><text:span text:style-name="T1"><text:line-break/>La teoría de Chomsky revolucionó la lingüística moderna y sentó las bases para enfoques computacionales más avanzados del lenguaje. Fue fundamental para el desarrollo de teorías formales en PLN.</text:span></text:p>
      <text:h text:style-name="Heading_20_3" text:outline-level="3"><text:span text:style-name="Strong_20_Emphasis"><text:span text:style-name="T1">d) Corpus en IA</text:span></text:span></text:h>
      <text:p text:style-name="Text_20_body"><text:span text:style-name="T1"><text:line-break/>Un corpus es un conjunto grande y estructurado de textos (o datos lingüísticos) que se utiliza para analizar, entrenar o evaluar sistemas de procesamiento de lenguaje natural.</text:span></text:p>
      <text:p text:style-name="P12"><text:soft-page-break/><text:span text:style-name="T1"><text:line-break/>Un corpus etiquetado contiene anotaciones adicionales, como marcas gramaticales, categorías semánticas o etiquetas sintácticas. Por ejemplo, las palabras en un texto pueden estar etiquetadas como sustantivos, verbos, etc., o las frases pueden incluir análisis de dependencia. </text:span><text:span text:style-name="T2">Los usos del corpus en la IA son el entrenamiento de modelos de PLN, como sistemas de traducción, análisis de sentimientos y modelos de lenguaje. La evaluaci</text:span><text:span text:style-name="T5">ón de algoritmos para garantizar precisión y eficacia.</text:span><text:span text:style-name="T2"> Y por último investigación lingüística para entender patrones en lenguas naturales.</text:span></text:p>
      <text:p text:style-name="P12"><text:span text:style-name="Strong_20_Emphasis"><text:span text:style-name="T2"/></text:span></text:p>
      <text:p text:style-name="Text_20_body"><text:span text:style-name="Strong_20_Emphasis"><text:span text:style-name="T1">Ejemplos de corpus:</text:span></text:span></text:p>
      <text:list xml:id="list4229410009" text:style-name="L7">
        <text:list-item>
          <text:p text:style-name="P18"><text:span text:style-name="Strong_20_Emphasis"><text:span text:style-name="T1">Lingüísticos:</text:span></text:span></text:p>
          <text:list>
            <text:list-item>
              <text:p text:style-name="P21">Corpus Brown: Un corpus etiquetado con categorías gramaticales.</text:p>
            </text:list-item>
            <text:list-item>
              <text:p text:style-name="P21">Penn Treebank: Contiene anotaciones sintácticas.</text:p>
            </text:list-item>
          </text:list>
        </text:list-item>
        <text:list-item>
          <text:p text:style-name="P18"><text:span text:style-name="Strong_20_Emphasis"><text:span text:style-name="T1">Masivos:</text:span></text:span></text:p>
          <text:list>
            <text:list-item>
              <text:p text:style-name="P21">Common Crawl: Una colección masiva de datos web utilizada para entrenar modelos como GPT.</text:p>
            </text:list-item>
            <text:list-item>
              <text:p text:style-name="P21">Wikipedia Dumps: Conjunto de textos de Wikipedia usados para modelos de lenguaje.</text:p>
            </text:list-item>
          </text:list>
        </text:list-item>
        <text:list-item>
          <text:p text:style-name="P18"><text:span text:style-name="Strong_20_Emphasis"><text:span text:style-name="T1">Específicos:</text:span></text:span></text:p>
          <text:list>
            <text:list-item>
              <text:p text:style-name="P21">MEDLINE: Corpus de artículos médicos.</text:p>
            </text:list-item>
            <text:list-item>
              <text:p text:style-name="P8"><text:span text:style-name="T1">Corpora legales como EULEX para procesamiento jurídico.</text:span></text:p>
              <text:p text:style-name="P8"><text:span text:style-name="T1"/></text:p>
            </text:list-item>
          </text:list>
        </text:list-item>
      </text:list>
      <text:p text:style-name="P11"><text:span text:style-name="T1">Un corpus curado es aquel que ha sido cuidadosamente recopilado, revisado y anotado por expertos para garantizar su calidad y precisión. Esto es crucial para obtener modelos más precisos y confiable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officeooo:rsid="0013234e" officeooo:paragraph-rsid="001323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5T20:01:31.255000000</meta:creation-date>
    <dc:date>2025-01-15T20:27:54.134000000</dc:date>
    <meta:editing-duration>PT5M58S</meta:editing-duration>
    <meta:editing-cycles>2</meta:editing-cycles>
    <meta:generator>LibreOffice/7.1.2.2$Windows_X86_64 LibreOffice_project/8a45595d069ef5570103caea1b71cc9d82b2aae4</meta:generator>
    <meta:document-statistic meta:table-count="0" meta:image-count="0" meta:object-count="0" meta:page-count="3" meta:paragraph-count="45" meta:word-count="772" meta:character-count="5193" meta:non-whitespace-character-count="4482"/>
  </office:meta>
</office:document-meta>
</file>